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adaten-Text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5" table:number-columns-repeated="1002" table:default-cell-style-name="Default"/>
        <table:table-row table:style-name="ro1" table:visibility="collapse">
          <table:table-cell table:style-name="Heading" office:value-type="string">
            <text:p>ID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Viewpoint</text:p>
          </table:table-cell>
          <table:table-cell table:style-name="Heading" office:value-type="string">
            <text:p>ac5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Notes</text:p>
          </table:table-cell>
          <table:table-cell table:style-name="Heading" table:number-columns-repeated="1003"/>
        </table:table-row>
        <table:table-row table:style-name="ro1">
          <table:table-cell office:value-type="string">
            <text:p>sc15</text:p>
          </table:table-cell>
          <table:table-cell office:value-type="string">
            <text:p>New Scene (ID15)</text:p>
          </table:table-cell>
          <table:table-cell office:value-type="string">
            <text:p>Description of the first section.</text:p>
          </table:table-cell>
          <table:table-cell/>
          <table:table-cell office:value-type="string">
            <text:p>Section 1: Plotline notes.</text:p>
          </table:table-cell>
          <table:table-cell office:value-type="string">
            <text:p>Tag1</text:p>
          </table:table-cell>
          <table:table-cell office:value-type="string">
            <text:p>-</text:p>
          </table:table-cell>
          <table:table-cell office:value-type="string">
            <text:p>Goal in section 1.</text:p>
          </table:table-cell>
          <table:table-cell office:value-type="string">
            <text:p>Conflict in section 1.</text:p>
          </table:table-cell>
          <table:table-cell office:value-type="string">
            <text:p>Outcome in section 1.</text:p>
          </table:table-cell>
          <table:table-cell office:value-type="string">
            <text:p>Notes on the first section.</text:p>
          </table:table-cell>
          <table:table-cell table:number-columns-repeated="1003"/>
        </table:table-row>
        <table:table-row table:style-name="ro1">
          <table:table-cell office:value-type="string">
            <text:p>sc16</text:p>
          </table:table-cell>
          <table:table-cell office:value-type="string">
            <text:p>New Scene (ID1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7</text:p>
          </table:table-cell>
          <table:table-cell office:value-type="string">
            <text:p>New Scene (ID1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8</text:p>
          </table:table-cell>
          <table:table-cell office:value-type="string">
            <text:p>New Scene (ID1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9</text:p>
          </table:table-cell>
          <table:table-cell office:value-type="string">
            <text:p>New Scene (ID1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0</text:p>
          </table:table-cell>
          <table:table-cell office:value-type="string">
            <text:p>New Scene (ID20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1</text:p>
          </table:table-cell>
          <table:table-cell office:value-type="string">
            <text:p>New Scene (ID21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2</text:p>
          </table:table-cell>
          <table:table-cell office:value-type="string">
            <text:p>New Scene (ID22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5</text:p>
          </table:table-cell>
          <table:table-cell office:value-type="string">
            <text:p>New Scene (ID25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3</text:p>
          </table:table-cell>
          <table:table-cell office:value-type="string">
            <text:p>New Scene (ID23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4</text:p>
          </table:table-cell>
          <table:table-cell office:value-type="string">
            <text:p>New Scene (ID24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6</text:p>
          </table:table-cell>
          <table:table-cell office:value-type="string">
            <text:p>New Scene (ID2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7</text:p>
          </table:table-cell>
          <table:table-cell office:value-type="string">
            <text:p>New Scene (ID2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8</text:p>
          </table:table-cell>
          <table:table-cell office:value-type="string">
            <text:p>New Scene (ID2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9</text:p>
          </table:table-cell>
          <table:table-cell office:value-type="string">
            <text:p>New Scene (ID2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2" table:number-rows-repeated="1048559">
          <table:table-cell table:number-columns-repeated="1014"/>
        </table:table-row>
        <table:table-row table:style-name="ro2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13:31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2T13:30:10Z</meta:creation-date>
    <dc:date>2026-01-02T13:31:08.14</dc:date>
    <meta:document-statistic meta:table-count="1" meta:cell-count="63" meta:object-count="0"/>
  </office:meta>
</office:document-meta>
</file>